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contac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25T11:18:29.636978680</dc:date>
    <meta:editing-duration>PT12M15S</meta:editing-duration>
    <meta:editing-cycles>14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861" meta:non-whitespace-character-count="768"/>
  </office:meta>
</office:document-meta>
</file>